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1" svg:font-family="'Palatino Linotype'"/>
    <style:font-face style:name="Tahoma1" svg:font-family="Tahoma"/>
    <style:font-face style:name="Palatino Linotype" svg:font-family="'Palatino Linotype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weight="bold"/>
    </style:style>
    <style:style style:name="P3" style:family="paragraph" style:parent-style-name="Standard">
      <style:paragraph-properties style:writing-mode="lr-tb"/>
      <style:text-properties fo:font-weight="bold" style:font-weight-complex="bold"/>
    </style:style>
    <style:style style:name="P4" style:family="paragraph" style:parent-style-name="Standard" style:master-page-name="Standard_20__28_user_29_">
      <style:paragraph-properties style:page-number="auto" style:writing-mode="lr-tb"/>
      <style:text-properties style:font-name="Palatino Linotype" fo:font-size="15pt" fo:font-style="normal" fo:font-weight="bold" style:font-size-complex="15pt" style:font-weight-complex="bold"/>
    </style:style>
    <style:style style:name="P5" style:family="paragraph" style:parent-style-name="Standard">
      <style:paragraph-properties fo:margin-left="0.502in" fo:margin-right="0in" fo:text-indent="0in" style:auto-text-indent="false" style:writing-mode="lr-tb">
        <style:tab-stops/>
      </style:paragraph-properties>
    </style:style>
    <style:style style:name="P6" style:family="paragraph" style:parent-style-name="Standard" style:list-style-name="RTF_5f_Num_20_2">
      <style:paragraph-properties fo:margin-left="0.502in" fo:margin-right="0in" fo:text-indent="0in" style:auto-text-indent="false" style:writing-mode="lr-tb">
        <style:tab-stops/>
      </style:paragraph-properties>
    </style:style>
    <style:style style:name="P7" style:family="paragraph" style:parent-style-name="Standard" style:list-style-name="RTF_5f_Num_20_2">
      <style:paragraph-properties fo:margin-left="0.25in" fo:margin-right="0in" fo:text-indent="0in" style:auto-text-indent="false" style:writing-mode="lr-tb">
        <style:tab-stops/>
      </style:paragraph-properties>
    </style:style>
    <style:style style:name="P8" style:family="paragraph" style:parent-style-name="Standard">
      <style:paragraph-properties style:writing-mode="lr-tb"/>
      <style:text-properties fo:font-weight="bold" style:font-weight-complex="bold"/>
    </style:style>
    <style:style style:name="P9" style:family="paragraph" style:parent-style-name="Standard">
      <style:paragraph-properties style:writing-mode="lr-tb">
        <style:tab-stops/>
      </style:paragraph-properties>
    </style:style>
    <style:style style:name="P10" style:family="paragraph" style:parent-style-name="Standard" style:list-style-name="L2">
      <style:paragraph-properties style:writing-mode="lr-tb">
        <style:tab-stops/>
      </style:paragraph-properties>
    </style:style>
    <style:style style:name="P11" style:family="paragraph" style:parent-style-name="Standard" style:list-style-name="L3">
      <style:paragraph-properties style:writing-mode="lr-tb">
        <style:tab-stops/>
      </style:paragraph-properties>
    </style:style>
    <style:style style:name="P12" style:family="paragraph" style:parent-style-name="Standard" style:list-style-name="L4">
      <style:paragraph-properties style:writing-mode="lr-tb">
        <style:tab-stops/>
      </style:paragraph-properties>
    </style:style>
    <style:style style:name="P13" style:family="paragraph" style:parent-style-name="Standard" style:list-style-name="L5">
      <style:paragraph-properties style:writing-mode="lr-tb">
        <style:tab-stops/>
      </style:paragraph-properties>
    </style:style>
    <style:style style:name="P14" style:family="paragraph" style:parent-style-name="Standard" style:list-style-name="L6">
      <style:paragraph-properties style:writing-mode="lr-tb">
        <style:tab-stops/>
      </style:paragraph-properties>
    </style:style>
    <style:style style:name="P15" style:family="paragraph" style:parent-style-name="Standard" style:list-style-name="L7">
      <style:paragraph-properties style:writing-mode="lr-tb">
        <style:tab-stops/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17" style:family="paragraph" style:parent-style-name="Standard" style:list-style-name="L1">
      <style:paragraph-properties fo:margin-left="0in" fo:margin-right="0in" fo:text-indent="0in" style:auto-text-indent="false" style:writing-mode="lr-tb">
        <style:tab-stops/>
      </style:paragraph-properties>
    </style:style>
    <style:style style:name="P18" style:family="paragraph" style:parent-style-name="Standard" style:list-style-name="L2">
      <style:paragraph-properties fo:margin-left="0in" fo:margin-right="0in" fo:text-indent="0in" style:auto-text-indent="false" style:writing-mode="lr-tb">
        <style:tab-stops/>
      </style:paragraph-properties>
    </style:style>
    <style:style style:name="T1" style:family="text">
      <style:text-properties fo:font-weight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Interview Questions Template</text:p>
      <text:p text:style-name="P1"/>
      <text:p text:style-name="P3">Interviewer: </text:p>
      <text:p text:style-name="P2">Interviewee: </text:p>
      <text:p text:style-name="P1"><text:span text:style-name="T1">Date:</text:span> 12/01/09</text:p>
      <text:p text:style-name="P1"/>
      <text:p text:style-name="P3">Hi! and Introductions:</text:p>
      <text:list xml:id="list84434536" text:style-name="RTF_5f_Num_20_2">
        <text:list-item>
          <text:p text:style-name="P6">“Hi!”</text:p>
        </text:list-item>
        <text:list-item>
          <text:p text:style-name="P6">“Vague overview of our project...”</text:p>
        </text:list-item>
        <text:list-item>
          <text:p text:style-name="P6">“Any questions before we begin? “</text:p>
        </text:list-item>
      </text:list>
      <text:p text:style-name="P1"/>
      <text:p text:style-name="P3">About them:</text:p>
      <text:list xml:id="list544441658" text:continue-numbering="true" text:style-name="RTF_5f_Num_20_2">
        <text:list-item>
          <text:p text:style-name="P6">Tell me about what you do that might be relevant to our project.</text:p>
        </text:list-item>
        <text:list-item>
          <text:p text:style-name="P6">How long have you been doing this?</text:p>
          <text:p text:style-name="P6"/>
        </text:list-item>
      </text:list>
      <text:p text:style-name="P1"/>
      <text:p text:style-name="P3">About their current tools:</text:p>
      <text:list xml:id="list145714278" text:continue-numbering="true" text:style-name="RTF_5f_Num_20_2">
        <text:list-item>
          <text:p text:style-name="P6">What, if anything, do you currently use to stay up to date with current legal opinions?</text:p>
        </text:list-item>
        <text:list-item>
          <text:p text:style-name="P6">Do you know of any other systems? </text:p>
          <text:list>
            <text:list-item>
              <text:p text:style-name="P7">Why do/don’t you use those? </text:p>
            </text:list-item>
            <text:list-item>
              <text:p text:style-name="P7">Do they lack features that you’d like to have? </text:p>
            </text:list-item>
          </text:list>
        </text:list-item>
        <text:list-item>
          <text:p text:style-name="P6">When do you use those systems? </text:p>
        </text:list-item>
        <text:list-item>
          <text:p text:style-name="P6">How do those work well/poorly? </text:p>
        </text:list-item>
      </text:list>
      <text:p text:style-name="P1"/>
      <text:p text:style-name="P3">What they want in other products:</text:p>
      <text:list xml:id="list350815071" text:continue-numbering="true" text:style-name="RTF_5f_Num_20_2">
        <text:list-item>
          <text:p text:style-name="P6">What would you find useful in a product like ours? </text:p>
        </text:list-item>
        <text:list-item>
          <text:p text:style-name="P6">What ways would you want to use a system like the one we described? </text:p>
        </text:list-item>
        <text:list-item>
          <text:p text:style-name="P6">What might a minimum set of features be? </text:p>
        </text:list-item>
        <text:list-item>
          <text:p text:style-name="P6">What would you expect to use such a system upon arriving at such a website (typical use session involves...)?</text:p>
        </text:list-item>
      </text:list>
      <text:p text:style-name="P1"/>
      <text:p text:style-name="P3">About Categories and Alerts:</text:p>
      <text:list xml:id="list2172594782" text:continue-numbering="true" text:style-name="RTF_5f_Num_20_2">
        <text:list-item>
          <text:p text:style-name="P6">What kinds of things might you expect to be able to be alerted about? Examples might be topical categories, jurisdictions, a combination of those two, free form alert text of your own selection, litigants, lawyers, judges, or something else? </text:p>
        </text:list-item>
      </text:list>
      <text:p text:style-name="P1"/>
      <text:p text:style-name="P3">Re: User participation:</text:p>
      <text:list xml:id="list585482720" text:continue-numbering="true" text:style-name="RTF_5f_Num_20_2">
        <text:list-item>
          <text:p text:style-name="P6">Would you contribute content to a system to correct its data? </text:p>
        </text:list-item>
        <text:list-item>
          <text:p text:style-name="P6">How might we attract users to participate? </text:p>
        </text:list-item>
        <text:list-item>
          <text:p text:style-name="P6">Any thoughts on how we could easily verify the data submitted by users? </text:p>
        </text:list-item>
      </text:list>
      <text:p text:style-name="P1"><text:soft-page-break/></text:p>
      <text:p text:style-name="P1"/>
      <text:p text:style-name="P3">Other and Thank You:</text:p>
      <text:list xml:id="list1952869187" text:continue-numbering="true" text:style-name="RTF_5f_Num_20_2">
        <text:list-item>
          <text:p text:style-name="P6">Other thoughts or questions? </text:p>
        </text:list-item>
        <text:list-item>
          <text:p text:style-name="P6">“Awesome, thanks.”</text:p>
        </text:list-item>
      </text:list>
      <text:p text:style-name="P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1" svg:font-family="'Palatino Linotype'"/>
    <style:font-face style:name="Tahoma1" svg:font-family="Tahoma"/>
    <style:font-face style:name="Palatino Linotype" svg:font-family="'Palatino Linotype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font-name-asian="Palatino Linotype" style:font-size-asian="10.5pt" style:language-asian="zxx" style:country-asian="none" style:font-name-complex="Palatino Linotyp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en" fo:country="US" style:font-name-asian="DejaVu Sans" style:language-asian="zxx" style:country-asian="non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Palatino Linotype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text-properties style:font-name-complex="Tahoma"/>
    </style:style>
    <style:style style:name="caption" style:family="paragraph" style:parent-style-name="Standard">
      <style:paragraph-properties fo:margin-top="0.0835in" fo:margin-bottom="0.0835in"/>
      <style:text-properties style:font-name="Palatino Linotype" fo:font-style="italic" style:font-name-complex="Palatino Linotype" style:font-style-complex="italic"/>
    </style:style>
    <style:style style:name="WW-caption" style:family="paragraph" style:parent-style-name="Standard">
      <style:paragraph-properties fo:margin-top="0.0835in" fo:margin-bottom="0.0835in"/>
      <style:text-properties fo:font-style="italic" style:font-name-complex="Tahoma" style:font-style-complex="italic"/>
    </style:style>
    <style:style style:name="RTF_5f_Num_20_2_20_1" style:display-name="RTF_Num 2 1" style:family="text"/>
    <style:style style:name="Numbering_20_Symbols" style:display-name="Numbering Symbols" style:family="text">
      <style:text-properties style:use-window-font-color="true" style:font-name="Palatino Linotype" fo:font-size="12pt" fo:language="en" fo:country="US" style:font-name-asian="Palatino Linotype" style:language-asian="zxx" style:country-asian="none" style:font-name-complex="Palatino Linotype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09-12-01T18:05:00</meta:creation-date>
    <meta:generator>OpenOffice.org/3.1$Linux OpenOffice.org_project/310m19$Build-9420</meta:generator>
    <dc:date>2010-02-02T20:52:19</dc:date>
    <dc:creator>Michael Lissner</dc:creator>
    <meta:editing-duration>PT08H58M44S</meta:editing-duration>
    <meta:editing-cycles>29</meta:editing-cycles>
    <meta:document-statistic meta:table-count="0" meta:image-count="0" meta:object-count="0" meta:page-count="2" meta:paragraph-count="32" meta:word-count="266" meta:character-count="1451"/>
  </office:meta>
</office:document-meta>
</file>